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6.137cm"/>
    </style:style>
    <style:style style:name="co3" style:family="table-column">
      <style:table-column-properties fo:break-before="auto" style:column-width="6.304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7.636cm"/>
    </style:style>
    <style:style style:name="co9" style:family="table-column">
      <style:table-column-properties fo:break-before="auto" style:column-width="8.329cm"/>
    </style:style>
    <style:style style:name="co10" style:family="table-column">
      <style:table-column-properties fo:break-before="auto" style:column-width="1.281cm"/>
    </style:style>
    <style:style style:name="co11" style:family="table-column">
      <style:table-column-properties fo:break-before="auto" style:column-width="2.4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ext-properties fo:color="#2a00ff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ext-properties fo:font-weight="normal" style:font-weight-asian="normal" style:font-weight-complex="normal"/>
    </style:style>
  </office:automatic-styles>
  <office:body>
    <office:spreadsheet>
      <table:table table:name="Zeszyt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str.</text:p>
          </table:table-cell>
          <table:table-cell table:style-name="ce3" office:value-type="string">
            <text:p>ru</text:p>
          </table:table-cell>
          <table:table-cell table:style-name="ce3" office:value-type="string">
            <text:p>pl</text:p>
          </table:table-cell>
          <table:table-cell table:style-name="ce3" office:value-type="string">
            <text:p>rekcja</text:p>
          </table:table-cell>
          <table:table-cell table:style-name="ce3" table:number-columns-repeated="1020"/>
        </table:table-row>
        <table:table-row table:style-name="ro1">
          <table:table-cell/>
          <table:table-cell office:value-type="string">
            <text:p>Время быстро течёт.</text:p>
          </table:table-cell>
          <table:table-cell office:value-type="string">
            <text:p>Czas szybko płynie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Время – денги.</text:p>
          </table:table-cell>
          <table:table-cell office:value-type="string">
            <text:p>Czas to pieniądz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словица</text:p>
          </table:table-cell>
          <table:table-cell office:value-type="string">
            <text:p>przysłowi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Всему своё время.</text:p>
          </table:table-cell>
          <table:table-cell office:value-type="string">
            <text:p>Wszystko w swoim czasie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дни недели</text:p>
          </table:table-cell>
          <table:table-cell office:value-type="string">
            <text:p>dni tygodni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воскресене</text:p>
          </table:table-cell>
          <table:table-cell office:value-type="string">
            <text:p>niedziel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Воскресение</text:p>
          </table:table-cell>
          <table:table-cell office:value-type="string">
            <text:p>Zmartwychwstan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опасный</text:p>
          </table:table-cell>
          <table:table-cell office:value-type="string">
            <text:p>niebezpieczn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холодно</text:p>
          </table:table-cell>
          <table:table-cell office:value-type="string">
            <text:p>zimn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рохладно</text:p>
          </table:table-cell>
          <table:table-cell office:value-type="string">
            <text:p>chłodn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ум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роботать (ком?)</text:p>
          </table:table-cell>
          <table:table-cell/>
          <table:table-cell office:value-type="string">
            <text:p>ком?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гулять ло улицам</text:p>
          </table:table-cell>
          <table:table-cell office:value-type="string">
            <text:p>spacerować ulicami</text:p>
          </table:table-cell>
          <table:table-cell office:value-type="string">
            <text:p>чему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возраст</text:p>
          </table:table-cell>
          <table:table-cell office:value-type="string">
            <text:p>wie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родина</text:p>
          </table:table-cell>
          <table:table-cell office:value-type="string">
            <text:p>ojczyzn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отечество</text:p>
          </table:table-cell>
          <table:table-cell office:value-type="string">
            <text:p>ojczyzn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отчизна</text:p>
          </table:table-cell>
          <table:table-cell office:value-type="string">
            <text:p>ojczyzn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угол</text:p>
          </table:table-cell>
          <table:table-cell office:value-type="string">
            <text:p>ką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уголь</text:p>
          </table:table-cell>
          <table:table-cell office:value-type="string">
            <text:p>węgie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чердак</text:p>
          </table:table-cell>
          <table:table-cell office:value-type="string">
            <text:p>stry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вал</text:p>
          </table:table-cell>
          <table:table-cell office:value-type="string">
            <text:p>piwnic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особняк</text:p>
          </table:table-cell>
          <table:table-cell office:value-type="string">
            <text:p>dom jednorodzinn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единственная дочь</text:p>
          </table:table-cell>
          <table:table-cell office:value-type="string">
            <text:p>jedynaczk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ближайшее воскресенье</text:p>
          </table:table-cell>
          <table:table-cell office:value-type="string">
            <text:p>najbliższa niedziel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тайна</text:p>
          </table:table-cell>
          <table:table-cell office:value-type="string">
            <text:p>tajemnic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тайнственный</text:p>
          </table:table-cell>
          <table:table-cell office:value-type="string">
            <text:p>tajemnicz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язычество</text:p>
          </table:table-cell>
          <table:table-cell office:value-type="string">
            <text:p>pogaństw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около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слева от</text:p>
          </table:table-cell>
          <table:table-cell table:style-name="ce3" office:value-type="string">
            <text:p>na lewo od</text:p>
          </table:table-cell>
          <table:table-cell office:value-type="string">
            <text:p>чего?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ножницы</text:p>
          </table:table-cell>
          <table:table-cell office:value-type="string">
            <text:p>nożyczk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очки</text:p>
          </table:table-cell>
          <table:table-cell office:value-type="string">
            <text:p>okular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радиоприёмник</text:p>
          </table:table-cell>
          <table:table-cell office:value-type="string">
            <text:p>radioodbiorni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посередине комнаты</text:p>
          </table:table-cell>
          <table:table-cell office:value-type="string">
            <text:p>pośrodku pokoju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апротв</text:p>
          </table:table-cell>
          <table:table-cell office:value-type="string">
            <text:p>naprzeciw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удобные кресло</text:p>
          </table:table-cell>
          <table:table-cell office:value-type="string">
            <text:p>wygodny fot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самая большая комната</text:p>
          </table:table-cell>
          <table:table-cell office:value-type="string">
            <text:p>największy pokój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диван</text:p>
          </table:table-cell>
          <table:table-cell office:value-type="string">
            <text:p>kanap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арта</text:p>
          </table:table-cell>
          <table:table-cell office:value-type="string">
            <text:p>ławk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стенка</text:p>
          </table:table-cell>
          <table:table-cell office:value-type="string">
            <text:p>regał, meblościank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диван-кровать</text:p>
          </table:table-cell>
          <table:table-cell office:value-type="string">
            <text:p>wersalk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морские волны</text:p>
          </table:table-cell>
          <table:table-cell office:value-type="string">
            <text:p>fale morski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микроволновая печь</text:p>
          </table:table-cell>
          <table:table-cell office:value-type="string">
            <text:p>mikrofalówk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ковёр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следующая комна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перерыв</text:p>
          </table:table-cell>
          <table:table-cell office:value-type="string">
            <text:p>przerw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Сделайем перерыв!</text:p>
          </table:table-cell>
          <table:table-cell office:value-type="string">
            <text:p>Zróbmy przerwę!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небоскрёб</text:p>
          </table:table-cell>
          <table:table-cell office:value-type="string">
            <text:p>wieżowie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рихожая</text:p>
          </table:table-cell>
          <table:table-cell office:value-type="string">
            <text:p>przedpokój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ванная</text:p>
          </table:table-cell>
          <table:table-cell office:value-type="string">
            <text:p>łazienk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общий</text:p>
          </table:table-cell>
          <table:table-cell office:value-type="string">
            <text:p>wspólny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холодильник</text:p>
          </table:table-cell>
          <table:table-cell office:value-type="string">
            <text:p>lodówk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душ</text:p>
          </table:table-cell>
          <table:table-cell office:value-type="string">
            <text:p>pryszn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умывальник</text:p>
          </table:table-cell>
          <table:table-cell office:value-type="string">
            <text:p>umywalk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спускаться по лестнице</text:p>
          </table:table-cell>
          <table:table-cell office:value-type="string">
            <text:p>schodzić po schodach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одниматся на лифте</text:p>
          </table:table-cell>
          <table:table-cell office:value-type="string">
            <text:p>wyjeżdżać windą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на третьем этаже</text:p>
          </table:table-cell>
          <table:table-cell office:value-type="string">
            <text:p>na 3. piętrz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риходить вовпемя</text:p>
          </table:table-cell>
          <table:table-cell office:value-type="string">
            <text:p>przychodzić punktualni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рийти вовпемя</text:p>
          </table:table-cell>
          <table:table-cell office:value-type="string">
            <text:p>przyjść punktualni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опаздывать</text:p>
          </table:table-cell>
          <table:table-cell office:value-type="string">
            <text:p>spóźniać się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час</text:p>
          </table:table-cell>
          <table:table-cell office:value-type="string">
            <text:p>godzin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часы</text:p>
          </table:table-cell>
          <table:table-cell office:value-type="string">
            <text:p>zegare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утро</text:p>
          </table:table-cell>
          <table:table-cell office:value-type="string">
            <text:p>porane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олдень</text:p>
          </table:table-cell>
          <table:table-cell office:value-type="string">
            <text:p>południ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олночь</text:p>
          </table:table-cell>
          <table:table-cell office:value-type="string">
            <text:p>półno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ночь</text:p>
          </table:table-cell>
          <table:table-cell office:value-type="string">
            <text:p>noc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заставить</text:p>
          </table:table-cell>
          <table:table-cell table:style-name="ce3" office:value-type="string">
            <text:p>zmusić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ровна в 15:00</text:p>
          </table:table-cell>
          <table:table-cell office:value-type="string">
            <text:p>dokładnie o 15: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Который час сейчас?</text:p>
          </table:table-cell>
          <table:table-cell office:value-type="string">
            <text:p>Która godzina?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обычно</text:p>
          </table:table-cell>
          <table:table-cell office:value-type="string">
            <text:p>zwykl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четверть</text:p>
          </table:table-cell>
          <table:table-cell office:value-type="string">
            <text:p>kwadran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идти на прогулку</text:p>
          </table:table-cell>
          <table:table-cell office:value-type="string">
            <text:p>iść na przechadzkę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зеркало</text:p>
          </table:table-cell>
          <table:table-cell office:value-type="string">
            <text:p>lustro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тугой на ухо</text:p>
          </table:table-cell>
          <table:table-cell office:value-type="string">
            <text:p>głuchy jak pień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Всё это псу под хвост!</text:p>
          </table:table-cell>
          <table:table-cell office:value-type="string">
            <text:p>Wszystko to jest o kand dupy rozbić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Он ложился спать.</text:p>
          </table:table-cell>
          <table:table-cell office:value-type="string">
            <text:p>Poszedł spać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трубка</text:p>
          </table:table-cell>
          <table:table-cell office:value-type="string">
            <text:p>fajk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сигареты</text:p>
          </table:table-cell>
          <table:table-cell office:value-type="string">
            <text:p>papierosy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Здесь не курить!</text:p>
          </table:table-cell>
          <table:table-cell office:value-type="string">
            <text:p>Tu się nie pali!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опытка не пыка.</text:p>
          </table:table-cell>
          <table:table-cell office:value-type="string">
            <text:p>Kto pyta nie błądzi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когда-нибудь</text:p>
          </table:table-cell>
          <table:table-cell office:value-type="string">
            <text:p>kiedykolwie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никогда</text:p>
          </table:table-cell>
          <table:table-cell office:value-type="string">
            <text:p>nigdy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опытки были.</text:p>
          </table:table-cell>
          <table:table-cell office:value-type="string">
            <text:p>Były próby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Я никогда ево не встречал.</text:p>
          </table:table-cell>
          <table:table-cell office:value-type="string">
            <text:p>Nigdy go nie spotkałem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раньше</text:p>
          </table:table-cell>
          <table:table-cell office:value-type="string">
            <text:p>wcześniej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Я считаю, что...</text:p>
          </table:table-cell>
          <table:table-cell office:value-type="string">
            <text:p>Uważam, że..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Курить нельзя!</text:p>
          </table:table-cell>
          <table:table-cell office:value-type="string">
            <text:p>Nie wolno palić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Я предпочитаю пить наливки!</text:p>
          </table:table-cell>
          <table:table-cell office:value-type="string">
            <text:p>Wolę pić nalewki!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молния</text:p>
          </table:table-cell>
          <table:table-cell office:value-type="string">
            <text:p>błyskawic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луч</text:p>
          </table:table-cell>
          <table:table-cell office:value-type="string">
            <text:p>promy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снимать квартиру</text:p>
          </table:table-cell>
          <table:table-cell office:value-type="string">
            <text:p>wynajmować mieszkani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часов в девят</text:p>
          </table:table-cell>
          <table:table-cell office:value-type="string">
            <text:p>około 9: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ища</text:p>
          </table:table-cell>
          <table:table-cell office:value-type="string">
            <text:p>jedzenie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Труд кормит, лень портит.</text:p>
          </table:table-cell>
          <table:table-cell table:style-name="ce4" office:value-type="string">
            <text:p>Praca karmi, lenistwo psuje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сотрудник</text:p>
          </table:table-cell>
          <table:table-cell office:value-type="string">
            <text:p>współpracowni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оздравлать брата с Новым Годом</text:p>
          </table:table-cell>
          <table:table-cell office:value-type="string">
            <text:p>składać bratu życzenia noworoczne</text:p>
          </table:table-cell>
          <table:table-cell office:value-type="string">
            <text:p>кого с чём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сударь</text:p>
          </table:table-cell>
          <table:table-cell office:value-type="string">
            <text:p>waszmość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Так-с!</text:p>
          </table:table-cell>
          <table:table-cell office:value-type="string">
            <text:p>Tak, panie!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отмечать праздник</text:p>
          </table:table-cell>
          <table:table-cell office:value-type="string">
            <text:p>obchodzić święto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ель</text:p>
          </table:table-cell>
          <table:table-cell office:value-type="string">
            <text:p>świer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сосна</text:p>
          </table:table-cell>
          <table:table-cell office:value-type="string">
            <text:p>sosn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ихта</text:p>
          </table:table-cell>
          <table:table-cell office:value-type="string">
            <text:p>jodł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иногда</text:p>
          </table:table-cell>
          <table:table-cell office:value-type="string">
            <text:p>czasam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образование</text:p>
          </table:table-cell>
          <table:table-cell office:value-type="string">
            <text:p>wykształceni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образованный человек</text:p>
          </table:table-cell>
          <table:table-cell office:value-type="string">
            <text:p>wykształcowy człowie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совершенствовать язык</text:p>
          </table:table-cell>
          <table:table-cell office:value-type="string">
            <text:p>doskonalić języ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осователь</text:p>
          </table:table-cell>
          <table:table-cell office:value-type="string">
            <text:p>założyci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осовать</text:p>
          </table:table-cell>
          <table:table-cell office:value-type="string">
            <text:p>założyć (np. miasto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Москва старше Петербурга.</text:p>
          </table:table-cell>
          <table:table-cell office:value-type="string">
            <text:p>Moskwa jest starsza od Petersburga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етербург молоше Москвы.</text:p>
          </table:table-cell>
          <table:table-cell office:value-type="string">
            <text:p>Petersburg jest młodszy od Moskwy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церковь</text:p>
          </table:table-cell>
          <table:table-cell office:value-type="string">
            <text:p>cerkiew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рошлый год</text:p>
          </table:table-cell>
          <table:table-cell office:value-type="string">
            <text:p>ubiegły ro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в прошлым году</text:p>
          </table:table-cell>
          <table:table-cell office:value-type="string">
            <text:p>w ubiegłym roku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будущий год</text:p>
          </table:table-cell>
          <table:table-cell office:value-type="string">
            <text:p>przyszły ro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в будущем году</text:p>
          </table:table-cell>
          <table:table-cell office:value-type="string">
            <text:p>w przyszłym roku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опасть</text:p>
          </table:table-cell>
          <table:table-cell office:value-type="string">
            <text:p>dostać się (np.. gdzieś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заканчивать вуз</text:p>
          </table:table-cell>
          <table:table-cell office:value-type="string">
            <text:p>ukończyć uczelnię wyższą</text:p>
          </table:table-cell>
          <table:table-cell table:number-columns-repeated="1021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ort" table:style-name="ta1" table:print="false">
        <table:table-column table:style-name="co10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11" table:default-cell-style-name="ce6"/>
        <table:table-column table:style-name="co5" table:number-columns-repeated="1018" table:default-cell-style-name="ce6"/>
        <table:table-row table:style-name="ro1">
          <table:table-cell table:style-name="ce5" office:value-type="string">
            <text:p>lang1</text:p>
          </table:table-cell>
          <table:table-cell table:style-name="ce5" office:value-type="string">
            <text:p>lang2</text:p>
          </table:table-cell>
          <table:table-cell table:style-name="ce5" office:value-type="string">
            <text:p>lang1_text</text:p>
          </table:table-cell>
          <table:table-cell table:style-name="ce5" office:value-type="string">
            <text:p>lang2_text</text:p>
          </table:table-cell>
          <table:table-cell office:value-type="string">
            <text:p>label</text:p>
          </table:table-cell>
          <table:table-cell table:style-name="ce5" office:value-type="string">
            <text:p>in_revision</text:p>
          </table:table-cell>
          <table:table-cell table:style-name="ce8"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Czas szybko płynie.</text:p>
          </table:table-cell>
          <table:table-cell office:value-type="string">
            <text:p>Время быстро течёт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Czas to pieniądz.</text:p>
          </table:table-cell>
          <table:table-cell office:value-type="string">
            <text:p>Время – денги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rzysłowia</text:p>
          </table:table-cell>
          <table:table-cell office:value-type="string">
            <text:p>пословиц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szystko w swoim czasie.</text:p>
          </table:table-cell>
          <table:table-cell office:value-type="string">
            <text:p>Всему своё время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dni tygodnia</text:p>
          </table:table-cell>
          <table:table-cell office:value-type="string">
            <text:p>дни недели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iedziela</text:p>
          </table:table-cell>
          <table:table-cell office:value-type="string">
            <text:p>воскресене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Zmartwychwstanie</text:p>
          </table:table-cell>
          <table:table-cell office:value-type="string">
            <text:p>Воскресение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iebezpieczny</text:p>
          </table:table-cell>
          <table:table-cell office:value-type="string">
            <text:p>опасный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zimno</text:p>
          </table:table-cell>
          <table:table-cell office:value-type="string">
            <text:p>холодно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chłodno</text:p>
          </table:table-cell>
          <table:table-cell office:value-type="string">
            <text:p>прохладно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rozum</text:p>
          </table:table-cell>
          <table:table-cell office:value-type="string">
            <text:p>ум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spacerować ulicami</text:p>
          </table:table-cell>
          <table:table-cell office:value-type="string">
            <text:p>гулять по улицам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iek (osoby)</text:p>
          </table:table-cell>
          <table:table-cell office:value-type="string">
            <text:p>возраст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ojczyzna [1]</text:p>
          </table:table-cell>
          <table:table-cell office:value-type="string">
            <text:p>родин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ojczyzna [2]</text:p>
          </table:table-cell>
          <table:table-cell office:value-type="string">
            <text:p>отечество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ojczyzna [3]</text:p>
          </table:table-cell>
          <table:table-cell office:value-type="string">
            <text:p>отчизн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kąt</text:p>
          </table:table-cell>
          <table:table-cell office:value-type="string">
            <text:p>угол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ęgiel</text:p>
          </table:table-cell>
          <table:table-cell office:value-type="string">
            <text:p>угол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strych</text:p>
          </table:table-cell>
          <table:table-cell office:value-type="string">
            <text:p>чердак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iwnica</text:p>
          </table:table-cell>
          <table:table-cell office:value-type="string">
            <text:p>подвал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dom jednorodzinny</text:p>
          </table:table-cell>
          <table:table-cell office:value-type="string">
            <text:p>особняк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jedynaczka</text:p>
          </table:table-cell>
          <table:table-cell office:value-type="string">
            <text:p>единственная доч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ajbliższa niedziela</text:p>
          </table:table-cell>
          <table:table-cell office:value-type="string">
            <text:p>ближайшее воскресенье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tajemnica</text:p>
          </table:table-cell>
          <table:table-cell office:value-type="string">
            <text:p>тайн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tajemniczy</text:p>
          </table:table-cell>
          <table:table-cell office:value-type="string">
            <text:p>таинственный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ogaństwo</text:p>
          </table:table-cell>
          <table:table-cell office:value-type="string">
            <text:p>язычество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ożyczki</text:p>
          </table:table-cell>
          <table:table-cell office:value-type="string">
            <text:p>ножницы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okulary</text:p>
          </table:table-cell>
          <table:table-cell office:value-type="string">
            <text:p>очки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radioodbiornik</text:p>
          </table:table-cell>
          <table:table-cell office:value-type="string">
            <text:p>радиоприёмник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ośrodku pokoju</text:p>
          </table:table-cell>
          <table:table-cell office:value-type="string">
            <text:p>посередине комнаты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aprzeciw</text:p>
          </table:table-cell>
          <table:table-cell office:value-type="string">
            <text:p>напротв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ygodny fotel</text:p>
          </table:table-cell>
          <table:table-cell office:value-type="string">
            <text:p>удобные кресло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ajwiększy pokój</text:p>
          </table:table-cell>
          <table:table-cell office:value-type="string">
            <text:p>самая большая комнат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kanapa</text:p>
          </table:table-cell>
          <table:table-cell office:value-type="string">
            <text:p>диван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ławka</text:p>
          </table:table-cell>
          <table:table-cell office:value-type="string">
            <text:p>парт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regał, meblościanka</text:p>
          </table:table-cell>
          <table:table-cell office:value-type="string">
            <text:p>стенк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ersalka</text:p>
          </table:table-cell>
          <table:table-cell office:value-type="string">
            <text:p>диван-кроват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fale morskie</text:p>
          </table:table-cell>
          <table:table-cell office:value-type="string">
            <text:p>морские волны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mikrofalówka</text:p>
          </table:table-cell>
          <table:table-cell office:value-type="string">
            <text:p>микроволновая печ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rzerwa</text:p>
          </table:table-cell>
          <table:table-cell office:value-type="string">
            <text:p>перерыв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Zróbmy przerwę!</text:p>
          </table:table-cell>
          <table:table-cell office:value-type="string">
            <text:p>Сделайем перерыв!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ieżowiec</text:p>
          </table:table-cell>
          <table:table-cell office:value-type="string">
            <text:p>небоскрёб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rzedpokój</text:p>
          </table:table-cell>
          <table:table-cell office:value-type="string">
            <text:p>прихожая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łazienka</text:p>
          </table:table-cell>
          <table:table-cell office:value-type="string">
            <text:p>ванная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spólny</text:p>
          </table:table-cell>
          <table:table-cell office:value-type="string">
            <text:p>общий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lodówka</text:p>
          </table:table-cell>
          <table:table-cell office:value-type="string">
            <text:p>холодильник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rysznic</text:p>
          </table:table-cell>
          <table:table-cell office:value-type="string">
            <text:p>душ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umywalka</text:p>
          </table:table-cell>
          <table:table-cell office:value-type="string">
            <text:p>умывальник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schodzić po schodach</text:p>
          </table:table-cell>
          <table:table-cell office:value-type="string">
            <text:p>спускаться по лестнице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yjeżdżać windą</text:p>
          </table:table-cell>
          <table:table-cell office:value-type="string">
            <text:p>подниматся на лифте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a 3. piętrze</text:p>
          </table:table-cell>
          <table:table-cell office:value-type="string">
            <text:p>на третьем этаже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rzychodzić punktualnie</text:p>
          </table:table-cell>
          <table:table-cell office:value-type="string">
            <text:p>приходить вовремя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rzyjść punktualnie</text:p>
          </table:table-cell>
          <table:table-cell office:value-type="string">
            <text:p>прийти вовремя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spóźniać się</text:p>
          </table:table-cell>
          <table:table-cell office:value-type="string">
            <text:p>опаздыват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godzina</text:p>
          </table:table-cell>
          <table:table-cell office:value-type="string">
            <text:p>час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zegarek</text:p>
          </table:table-cell>
          <table:table-cell office:value-type="string">
            <text:p>часы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oranek</text:p>
          </table:table-cell>
          <table:table-cell office:value-type="string">
            <text:p>утро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ołudnie</text:p>
          </table:table-cell>
          <table:table-cell office:value-type="string">
            <text:p>полден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ółnoc</text:p>
          </table:table-cell>
          <table:table-cell office:value-type="string">
            <text:p>полноч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oc</text:p>
          </table:table-cell>
          <table:table-cell office:value-type="string">
            <text:p>ноч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dokładnie o 15:00</text:p>
          </table:table-cell>
          <table:table-cell office:value-type="string">
            <text:p>ровно в 15:00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Która godzina?</text:p>
          </table:table-cell>
          <table:table-cell office:value-type="string">
            <text:p>Который час сейчас?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zwykle</text:p>
          </table:table-cell>
          <table:table-cell office:value-type="string">
            <text:p>обычно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kwadrans</text:p>
          </table:table-cell>
          <table:table-cell office:value-type="string">
            <text:p>четверт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iść na przechadzkę</text:p>
          </table:table-cell>
          <table:table-cell office:value-type="string">
            <text:p>идти на прогулку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lustro</text:p>
          </table:table-cell>
          <table:table-cell office:value-type="string">
            <text:p>зеркало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głuchy jak pień</text:p>
          </table:table-cell>
          <table:table-cell office:value-type="string">
            <text:p>тугой на ухо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szystko to jest o kant dupy rozbić!</text:p>
          </table:table-cell>
          <table:table-cell office:value-type="string">
            <text:p>Всё это псу под хвост!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oszedł spać.</text:p>
          </table:table-cell>
          <table:table-cell office:value-type="string">
            <text:p>Он ложился спать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fajka</text:p>
          </table:table-cell>
          <table:table-cell office:value-type="string">
            <text:p>трубк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apierosy</text:p>
          </table:table-cell>
          <table:table-cell office:value-type="string">
            <text:p>сигареты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Tu się nie pali!</text:p>
          </table:table-cell>
          <table:table-cell office:value-type="string">
            <text:p>Здесь не курят!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Kto pyta nie błądzi.</text:p>
          </table:table-cell>
          <table:table-cell office:value-type="string">
            <text:p>Попытка не пытка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kiedykolwiek</text:p>
          </table:table-cell>
          <table:table-cell office:value-type="string">
            <text:p>когда-нибуд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igdy</text:p>
          </table:table-cell>
          <table:table-cell office:value-type="string">
            <text:p>никогд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Były próby.</text:p>
          </table:table-cell>
          <table:table-cell office:value-type="string">
            <text:p>Попытки были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igdy go nie spotkałem.</text:p>
          </table:table-cell>
          <table:table-cell office:value-type="string">
            <text:p>Я никогда его не встречал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cześniej</text:p>
          </table:table-cell>
          <table:table-cell office:value-type="string">
            <text:p>раньше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Uważam, że...</text:p>
          </table:table-cell>
          <table:table-cell office:value-type="string">
            <text:p>Я считаю, что..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ie wolno palić!</text:p>
          </table:table-cell>
          <table:table-cell office:value-type="string">
            <text:p>Курить нельзя!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olę pić nalewki!</text:p>
          </table:table-cell>
          <table:table-cell office:value-type="string">
            <text:p>Я предпочитаю пить наливки!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błyskawica</text:p>
          </table:table-cell>
          <table:table-cell office:value-type="string">
            <text:p>молния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romyk</text:p>
          </table:table-cell>
          <table:table-cell office:value-type="string">
            <text:p>луч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ynajmować mieszkanie</text:p>
          </table:table-cell>
          <table:table-cell office:value-type="string">
            <text:p>снимать квартиру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około 9:00</text:p>
          </table:table-cell>
          <table:table-cell office:value-type="string">
            <text:p>часов в девят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jedzenie</text:p>
          </table:table-cell>
          <table:table-cell office:value-type="string">
            <text:p>пищ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ce9" office:value-type="string">
            <text:p>Praca karmi, lenistwo psuje.</text:p>
          </table:table-cell>
          <table:table-cell table:style-name="ce9" office:value-type="string">
            <text:p>Труд кормит, лень портит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spółpracownik</text:p>
          </table:table-cell>
          <table:table-cell office:value-type="string">
            <text:p>сотрудник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składać bratu życzenia noworoczne</text:p>
          </table:table-cell>
          <table:table-cell office:value-type="string">
            <text:p>поздравлять брата с Новым Годом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aszmość</text:p>
          </table:table-cell>
          <table:table-cell office:value-type="string">
            <text:p>судар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Tak, panie!</text:p>
          </table:table-cell>
          <table:table-cell office:value-type="string">
            <text:p>Так-с!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obchodzić święto</text:p>
          </table:table-cell>
          <table:table-cell office:value-type="string">
            <text:p>отмечать праздник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świerk</text:p>
          </table:table-cell>
          <table:table-cell office:value-type="string">
            <text:p>ел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sosna</text:p>
          </table:table-cell>
          <table:table-cell office:value-type="string">
            <text:p>сосн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jodła</text:p>
          </table:table-cell>
          <table:table-cell office:value-type="string">
            <text:p>пихт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czasami</text:p>
          </table:table-cell>
          <table:table-cell office:value-type="string">
            <text:p>иногд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ykształcenie</text:p>
          </table:table-cell>
          <table:table-cell office:value-type="string">
            <text:p>образование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ykształcony człowiek</text:p>
          </table:table-cell>
          <table:table-cell office:value-type="string">
            <text:p>образованный человек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doskonalić język</text:p>
          </table:table-cell>
          <table:table-cell office:value-type="string">
            <text:p>совершенствовать язык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założyciel</text:p>
          </table:table-cell>
          <table:table-cell office:value-type="string">
            <text:p>осовател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założyć (np. miasto)</text:p>
          </table:table-cell>
          <table:table-cell office:value-type="string">
            <text:p>осоват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Moskwa jest starsza od Petersburga.</text:p>
          </table:table-cell>
          <table:table-cell office:value-type="string">
            <text:p>Москва старше Петербурга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etersburg jest młodszy od Moskwy.</text:p>
          </table:table-cell>
          <table:table-cell office:value-type="string">
            <text:p>Петербург молоше Москвы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cerkiew</text:p>
          </table:table-cell>
          <table:table-cell office:value-type="string">
            <text:p>церков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ubiegły rok</text:p>
          </table:table-cell>
          <table:table-cell office:value-type="string">
            <text:p>прошлый год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 ubiegłym roku</text:p>
          </table:table-cell>
          <table:table-cell office:value-type="string">
            <text:p>в прошлым году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rzyszły rok</text:p>
          </table:table-cell>
          <table:table-cell office:value-type="string">
            <text:p>будущий год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 przyszłym roku</text:p>
          </table:table-cell>
          <table:table-cell office:value-type="string">
            <text:p>в будущем году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dostać się (np.. gdzieś)</text:p>
          </table:table-cell>
          <table:table-cell office:value-type="string">
            <text:p>попаст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ukończyć uczelnię wyższą</text:p>
          </table:table-cell>
          <table:table-cell office:value-type="string">
            <text:p>заканчивать вуз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sierpień</text:p>
          </table:table-cell>
          <table:table-cell office:value-type="string">
            <text:p>а\вгуст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alfabet</text:p>
          </table:table-cell>
          <table:table-cell table:style-name="Default" office:value-type="string">
            <text:p>а\збука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biec</text:p>
          </table:table-cell>
          <table:table-cell table:style-name="Default" office:value-type="string">
            <text:p>бе\гат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gawędzić</text:p>
          </table:table-cell>
          <table:table-cell table:style-name="Default" office:value-type="string">
            <text:p>бесе\доват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rócić</text:p>
          </table:table-cell>
          <table:table-cell table:style-name="Default" office:value-type="string">
            <text:p>верну\ться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aktor</text:p>
          </table:table-cell>
          <table:table-cell table:style-name="Default" office:value-type="string">
            <text:p>актёр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aktorka</text:p>
          </table:table-cell>
          <table:table-cell table:style-name="Default" office:value-type="string">
            <text:p>флтри\ца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kwiecień</text:p>
          </table:table-cell>
          <table:table-cell table:style-name="Default" office:value-type="string">
            <text:p>апре\л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biec</text:p>
          </table:table-cell>
          <table:table-cell table:style-name="Default" office:value-type="string">
            <text:p>бежа\т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zięki tobie</text:p>
          </table:table-cell>
          <table:table-cell table:style-name="Default" office:value-type="string">
            <text:p>благодаря\ тебе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dzięczny</text:p>
          </table:table-cell>
          <table:table-cell table:style-name="Default" office:value-type="string">
            <text:p>благода\рный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anie</text:p>
          </table:table-cell>
          <table:table-cell table:style-name="Default" office:value-type="string">
            <text:p>блю\до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horoba</text:p>
          </table:table-cell>
          <table:table-cell table:style-name="Default" office:value-type="string">
            <text:p>боле\зн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horować</text:p>
          </table:table-cell>
          <table:table-cell table:style-name="Default" office:value-type="string">
            <text:p>боле\т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szpital</text:p>
          </table:table-cell>
          <table:table-cell table:style-name="Default" office:value-type="string">
            <text:p>больни\ца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hory</text:p>
          </table:table-cell>
          <table:table-cell table:style-name="Default" office:value-type="string">
            <text:p>больно\й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rzyszłość</text:p>
          </table:table-cell>
          <table:table-cell table:style-name="Default" office:value-type="string">
            <text:p>бу\дущее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rzecież</text:p>
          </table:table-cell>
          <table:table-cell table:style-name="Default" office:value-type="string">
            <text:p>вед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górny</text:p>
          </table:table-cell>
          <table:table-cell table:style-name="Default" office:value-type="string">
            <text:p>ве\рхний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rzecz</text:p>
          </table:table-cell>
          <table:table-cell table:style-name="Default" office:value-type="string">
            <text:p>вещ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orosły</text:p>
          </table:table-cell>
          <table:table-cell table:style-name="Default" office:value-type="string">
            <text:p>взро\слый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idzieć</text:p>
          </table:table-cell>
          <table:table-cell office:value-type="string">
            <text:p>ви\дет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isieć</text:p>
          </table:table-cell>
          <table:table-cell table:style-name="Default" office:value-type="string">
            <text:p>вис\ет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smaczny</text:p>
          </table:table-cell>
          <table:table-cell table:style-name="Default" office:value-type="string">
            <text:p>вку\сный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uwaga</text:p>
          </table:table-cell>
          <table:table-cell table:style-name="Default" office:value-type="string">
            <text:p>внима\ние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uważnie</text:p>
          </table:table-cell>
          <table:table-cell table:style-name="Default" office:value-type="string">
            <text:p>внима\телно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kierowca</text:p>
          </table:table-cell>
          <table:table-cell table:style-name="Default" office:value-type="string">
            <text:p>води\тел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racać</text:p>
          </table:table-cell>
          <table:table-cell table:style-name="Default" office:value-type="string">
            <text:p>возвраща\ться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owietrze</text:p>
          </table:table-cell>
          <table:table-cell table:style-name="Default" office:value-type="string">
            <text:p>во\здух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okół, dookoła</text:p>
          </table:table-cell>
          <table:table-cell table:style-name="Default" office:value-type="string">
            <text:p>вокру\г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enerwować się</text:p>
          </table:table-cell>
          <table:table-cell table:style-name="Default" office:value-type="string">
            <text:p>волнова\ться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o raz pierwszy</text:p>
          </table:table-cell>
          <table:table-cell table:style-name="Default" office:value-type="string">
            <text:p>впервы\е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rażenie</text:p>
          </table:table-cell>
          <table:table-cell table:style-name="Default" office:value-type="string">
            <text:p>впечатле\ние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rzypomnieć sobie</text:p>
          </table:table-cell>
          <table:table-cell table:style-name="Default" office:value-type="string">
            <text:p>вспо\мнит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spotkanie</text:p>
          </table:table-cell>
          <table:table-cell table:style-name="Default" office:value-type="string">
            <text:p>цстре\ча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czoraj</text:p>
          </table:table-cell>
          <table:table-cell table:style-name="Default" office:value-type="string">
            <text:p>вчера\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czorajszy</text:p>
          </table:table-cell>
          <table:table-cell table:style-name="Default" office:value-type="string">
            <text:p>вчера\шний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ezwać</text:p>
          </table:table-cell>
          <table:table-cell table:style-name="Default" office:value-type="string">
            <text:p>вы\зват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odjąć się, zgłosić się</text:p>
          </table:table-cell>
          <table:table-cell table:style-name="Default" office:value-type="string">
            <text:p>вы\зваться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yjść</text:p>
          </table:table-cell>
          <table:table-cell table:style-name="Default" office:value-type="string">
            <text:p>вы\йти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auczyć się</text:p>
          </table:table-cell>
          <table:table-cell table:style-name="Default" office:value-type="string">
            <text:p>вы\учит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gdzieś</text:p>
          </table:table-cell>
          <table:table-cell table:style-name="Default" office:value-type="string">
            <text:p>где\-то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miejski</text:p>
          </table:table-cell>
          <table:table-cell table:style-name="Default" office:value-type="string">
            <text:p>городско\й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gorący</text:p>
          </table:table-cell>
          <table:table-cell table:style-name="Default" office:value-type="string">
            <text:p>горя\чий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a dziewczyna mieszka we wsi.</text:p>
          </table:table-cell>
          <table:table-cell office:value-type="string">
            <text:p>Э\та де\вушка жирёт в дере\вне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Babcia i dziadek mieszkają w innym mieście.</text:p>
          </table:table-cell>
          <table:table-cell table:style-name="Default" office:value-type="string">
            <text:p>Ба\бушка и де\душка живу\т в друго\м го\роде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Kim jest twój brat?</text:p>
          </table:table-cell>
          <table:table-cell table:style-name="Default" office:value-type="string">
            <text:p>Кто твой брат?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rzedsiębiorca uczy się rosyjskiego.</text:p>
          </table:table-cell>
          <table:table-cell table:style-name="Default" office:value-type="string">
            <text:p>Предпринима\тель у\чит ру\сский язы\к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yrlicą posługują się południowi Słowianie.</text:p>
          </table:table-cell>
          <table:table-cell table:style-name="Default" office:value-type="string">
            <text:p>Кири\ллицей пользу\ются ю\жные славя\не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Jaką masz rodzinę?</text:p>
          </table:table-cell>
          <table:table-cell table:style-name="Default" office:value-type="string">
            <text:p>Кака\я у тебя\ семья\?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Biuro jest w centrum miasta.</text:p>
          </table:table-cell>
          <table:table-cell table:style-name="Default" office:value-type="string">
            <text:p>Бюро\ в це\нтре го\рода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o sklepu jadę tramwajem.</text:p>
          </table:table-cell>
          <table:table-cell table:style-name="Default" office:value-type="string">
            <text:p>В магази\н я е\ду на трамва\е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dpowiedz na moje pytania!</text:p>
          </table:table-cell>
          <table:table-cell table:style-name="Default" office:value-type="string">
            <text:p>Отве\ть на мои\ вопро\сы!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Uczę się matematyki.</text:p>
          </table:table-cell>
          <table:table-cell table:style-name="Default" office:value-type="string">
            <text:p>Я учу\ математику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Gdzie teraz pojedzie ten policjant?</text:p>
          </table:table-cell>
          <table:table-cell table:style-name="Default" office:value-type="string">
            <text:p>Куда\ тепе\р пое\дет этот полице\йский?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Skąd przyjedzie ta kobieta?</text:p>
          </table:table-cell>
          <table:table-cell table:style-name="Default" office:value-type="string">
            <text:p>Отку\да прие\дет эта женщина?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Uczniowie stoją koło szkoły.</text:p>
          </table:table-cell>
          <table:table-cell table:style-name="Default" office:value-type="string">
            <text:p>Ученики\ стоя\т о\коло шко\лы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nasz niemiecki i angielski.</text:p>
          </table:table-cell>
          <table:table-cell table:style-name="Default" office:value-type="string">
            <text:p>Ты зна\ешь неме\цкий и англи\йский языки\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hcemy iść do kina, ale oni nie chcą.</text:p>
          </table:table-cell>
          <table:table-cell table:style-name="Default" office:value-type="string">
            <text:p>Мы хоти\м пойти\ в кино\, но они не хотя\т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Myślę, że trzeba będzie przeprosić koleżankę.</text:p>
          </table:table-cell>
          <table:table-cell office:value-type="string">
            <text:p>Я ду\маю, что на\да будет извиниться перед подру\гой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a trzy dni chory poczuje się lepiej.</text:p>
          </table:table-cell>
          <table:table-cell table:style-name="Default" office:value-type="string">
            <text:p>Через три дня больной почувствует себя лучше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iktor zakochał się w swojej koleżance.</text:p>
          </table:table-cell>
          <table:table-cell table:style-name="Default" office:value-type="string">
            <text:p>Виктор влюби\лся в свою подру\гу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Gdy tam pojedziesz, zobaczysz jak tam jest ładnie.</text:p>
          </table:table-cell>
          <table:table-cell table:style-name="Default" office:value-type="string">
            <text:p>Когда туда поедешь, ты увидишь, как там красиво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Uczeń spóźnił się na drugą lekcję.</text:p>
          </table:table-cell>
          <table:table-cell table:style-name="Default" office:value-type="string">
            <text:p>Ученик попзда\л на второ\й урок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n nie mieszka na pierwszym piętrze, lecz na parterze.</text:p>
          </table:table-cell>
          <table:table-cell table:style-name="Default" office:value-type="string">
            <text:p>Он живёт не на втором этаже, а на первом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Bolała mnie głowa i postanowiłem iść do lekarza.</text:p>
          </table:table-cell>
          <table:table-cell table:style-name="Default" office:value-type="string">
            <text:p>У меня болела голова\ и я решил пойти к врачу\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apisałem dziś dwa listy do kolegów.</text:p>
          </table:table-cell>
          <table:table-cell table:style-name="Default" office:value-type="string">
            <text:p>Я сево\дна написа\л два письма\ друзьям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aj mi tę gazetę, a tamtą weź sobie.</text:p>
          </table:table-cell>
          <table:table-cell table:style-name="Default" office:value-type="string">
            <text:p>Дай мне эту газету, а ту возьми\ себе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 powodu choroby nie będę mógł pojechać na wycieczkę.</text:p>
          </table:table-cell>
          <table:table-cell table:style-name="Default" office:value-type="string">
            <text:p>Из-за болезни я не смогу поехать на экскурсию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ie wiem dlaczego wszyscy się z niego śmieją.</text:p>
          </table:table-cell>
          <table:table-cell table:style-name="Default" office:value-type="string">
            <text:p>Я не знаю, почему\ все над ним смеются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zekam na ciebie przy pomniku Lenina.</text:p>
          </table:table-cell>
          <table:table-cell table:style-name="Default" office:value-type="string">
            <text:p>Я жду тебя у памятника Ленина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alczymy o pokój na całym świecie.</text:p>
          </table:table-cell>
          <table:table-cell table:style-name="Default" office:value-type="string">
            <text:p>Мы боремся за мир во всём мире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Która godzina na twoim zegarku?</text:p>
          </table:table-cell>
          <table:table-cell table:style-name="Default" office:value-type="string">
            <text:p>Который час на твох часах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owiedz się dokąd on pojechał i kiedy wraca.</text:p>
          </table:table-cell>
          <table:table-cell table:style-name="Default" office:value-type="string">
            <text:p>Ту узнай, куда он поехал и когда возвращается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On czekał na nią na moście.</text:p>
          </table:table-cell>
          <table:table-cell office:value-type="string">
            <text:p>Он ждал её на мосту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iera chce zostać nauczycielką.</text:p>
          </table:table-cell>
          <table:table-cell table:style-name="Default" office:value-type="string">
            <text:p>Вера хочет стать учительницей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laczego zrezygnowałeś z tej wycieczki?</text:p>
          </table:table-cell>
          <table:table-cell table:style-name="Default" office:value-type="string">
            <text:p>Почему ты отказалься от этой экскурсии?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 tym czasie odpoczywaliśmy na obozie.</text:p>
          </table:table-cell>
          <table:table-cell table:style-name="Default" office:value-type="string">
            <text:p>В это время мы отдыхали в лагере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n mnie o nic nie pytał, a ja mu nic nie mówiłem.</text:p>
          </table:table-cell>
          <table:table-cell table:style-name="Default" office:value-type="string">
            <text:p>Он меня ни о чём не спрашивал, а я ему ничево не говорил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odczas kolacji kolega opowiadał mi o tym ciekawym zdarzeniu.</text:p>
          </table:table-cell>
          <table:table-cell table:style-name="Default" office:value-type="string">
            <text:p>За ужином друг рассказывал мне об этом интересном событии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Gdy wieczorem wracałem do domu, padał deszcz.</text:p>
          </table:table-cell>
          <table:table-cell table:style-name="Default" office:value-type="string">
            <text:p>Когда я вечером возвращался домой, шёл дождь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Spotkałem twoje siostry w domu towarowym.</text:p>
          </table:table-cell>
          <table:table-cell table:style-name="Default" office:value-type="string">
            <text:p>Я встречил твоих сестёр в универмаге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 tym roku on nie brał udziału w zawodach sportowych.</text:p>
          </table:table-cell>
          <table:table-cell table:style-name="Default" office:value-type="string">
            <text:p>В этом году он не принимал учстия в спортивных совернованиях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odziennie po lekcjach dwie godziny spędzam w bibliotece.</text:p>
          </table:table-cell>
          <table:table-cell table:style-name="Default" office:value-type="string">
            <text:p>Каждый день после уроков два часа я провожу в библиотеке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 rana padał śnieg.</text:p>
          </table:table-cell>
          <table:table-cell table:style-name="Default" office:value-type="string">
            <text:p>С утра шёл снег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amiast tysiąca słów.</text:p>
          </table:table-cell>
          <table:table-cell table:style-name="Default" office:value-type="string">
            <text:p>Вме\сто тысячи слов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Mieszkanie mamy małe i nie mamy gdzie przyjmować gości.</text:p>
          </table:table-cell>
          <table:table-cell office:value-type="string">
            <text:p>Квартира у нас маленькая и нам негде\ принимать госте\й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e wtorki i czwartki chodzę z nim na basen.</text:p>
          </table:table-cell>
          <table:table-cell table:style-name="Default" office:value-type="string">
            <text:p>По вторникам и четвергам я хожу\ с ним в бассейн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adanie było bardzo łatwe, a ty go nie rozwiązałeś.</text:p>
          </table:table-cell>
          <table:table-cell table:style-name="Default" office:value-type="string">
            <text:p>Задача была очень про\стая, а ты её не решил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ieszę się z naszego spotkania.</text:p>
          </table:table-cell>
          <table:table-cell table:style-name="Default" office:value-type="string">
            <text:p>Я радуюсь нашей встрече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ne chcą z nami korespondować.</text:p>
          </table:table-cell>
          <table:table-cell table:style-name="Default" office:value-type="string">
            <text:p>Они хотят с нами преписываться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ie czuję się dobrze w tym towarzystwie.</text:p>
          </table:table-cell>
          <table:table-cell table:style-name="Default" office:value-type="string">
            <text:p>Я не чувствую себя хорошо в этом обществе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 tamtą stronę pojedziemy tą drogą, a wrócimy tamtą.</text:p>
          </table:table-cell>
          <table:table-cell table:style-name="Default" office:value-type="string">
            <text:p>В ту сторону мы поедем по этой доро\ге, а вернёмся по той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 naszym mieście nie ma metra, ale za rok rozpocznie się budowa.</text:p>
          </table:table-cell>
          <table:table-cell table:style-name="Default" office:value-type="string">
            <text:p>В нашем городе нет метро, но через год начнётся строительство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 powodu mrozu nie mieliśmy lekcji.</text:p>
          </table:table-cell>
          <table:table-cell table:style-name="Default" office:value-type="string">
            <text:p>Из-за мороза у нас не было уроков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Kiedy odrabiam lekcje z języka rosyjskiego, zawsze korzystam ze słownika.</text:p>
          </table:table-cell>
          <table:table-cell table:style-name="Default" office:value-type="string">
            <text:p>Когда я готовлю уроки по русскому языку, всегда я пользуюсь словарём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Jesteśmy przeciwni temu, aby...</text:p>
          </table:table-cell>
          <table:table-cell table:style-name="Default" office:value-type="string">
            <text:p>Мы про\тив того\, что\бы..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owinno za nich odpowiadać państwo.</text:p>
          </table:table-cell>
          <table:table-cell table:style-name="Default" office:value-type="string">
            <text:p>За них должно\ отвеча\ть государство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edług mnie, …</text:p>
          </table:table-cell>
          <table:table-cell table:style-name="Default" office:value-type="string">
            <text:p>На вой вздляд, …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ie można też zapominać o...</text:p>
          </table:table-cell>
          <table:table-cell table:style-name="Default" office:value-type="string">
            <text:p>Нельзя\ та\кже забыва\ть об..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Jesteśmy przeciwni temu, aby...</text:p>
          </table:table-cell>
          <table:table-cell table:style-name="Default" office:value-type="string">
            <text:p>Мы про\тив того\, что\бы..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owinno za nich odpowiadać państwo.</text:p>
          </table:table-cell>
          <table:table-cell table:style-name="Default" office:value-type="string">
            <text:p>За них должно\ отвеча\ть государство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edług mnie, …</text:p>
          </table:table-cell>
          <table:table-cell table:style-name="Default" office:value-type="string">
            <text:p>На вой вздляд, …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ie można też zapominać o...</text:p>
          </table:table-cell>
          <table:table-cell table:style-name="Default" office:value-type="string">
            <text:p>Нельзя\ та\кже забыва\ть об..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Tania nie może się nim nacieszyć.</text:p>
          </table:table-cell>
          <table:table-cell table:style-name="Default" office:value-type="string">
            <text:p>Таня ника\к не нара\дуется ею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 powierzchni około 12 metrów</text:p>
          </table:table-cell>
          <table:table-cell table:style-name="Default" office:value-type="string">
            <text:p>пло\щадью в двена\дцать ме\тров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ieźle.</text:p>
          </table:table-cell>
          <table:table-cell table:style-name="Default" office:value-type="string">
            <text:p>Ничего себе\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Szczerze mówiąc, …</text:p>
          </table:table-cell>
          <table:table-cell table:style-name="Default" office:value-type="string">
            <text:p>Че\стно говоря\, …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 przyjemnością.</text:p>
          </table:table-cell>
          <table:table-cell table:style-name="Default" office:value-type="string">
            <text:p>С удово\льствием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głupieć z tobą!</text:p>
          </table:table-cell>
          <table:table-cell table:style-name="Default" office:value-type="string">
            <text:p>Оболде\ть с тобо\й!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iekawe, co takiego?</text:p>
          </table:table-cell>
          <table:table-cell table:style-name="Default" office:value-type="string">
            <text:p>Интере\сно что такое? А?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o i jak?</text:p>
          </table:table-cell>
          <table:table-cell table:style-name="Default" office:value-type="string">
            <text:p>Ну и как?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Ale dziwak!</text:p>
          </table:table-cell>
          <table:table-cell table:style-name="Default" office:value-type="string">
            <text:p>Вот чудак!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rzygotować się do wycieczki</text:p>
          </table:table-cell>
          <table:table-cell table:style-name="Default" office:value-type="string">
            <text:p>подгото\виться к экскурсии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odejść do sklepu</text:p>
          </table:table-cell>
          <table:table-cell table:style-name="Default" office:value-type="string">
            <text:p>подойти\ к магазину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glądać film</text:p>
          </table:table-cell>
          <table:table-cell table:style-name="Default" office:value-type="string">
            <text:p>смотре\ть фильм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spytać o pracę</text:p>
          </table:table-cell>
          <table:table-cell table:style-name="Default" office:value-type="string">
            <text:p>спроси\ть о рабо\те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 co nie należy pytać mężczyzny?</text:p>
          </table:table-cell>
          <table:table-cell table:style-name="Default" office:value-type="string">
            <text:p>О чём не стоит спрашивать мужчину?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stąpić do przyjaciela</text:p>
          </table:table-cell>
          <table:table-cell table:style-name="Default" office:value-type="string">
            <text:p>зайти\ к дру\гу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zwonić do mamy</text:p>
          </table:table-cell>
          <table:table-cell table:style-name="Default" office:value-type="string">
            <text:p>звони\ть ма\ме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architekt</text:p>
          </table:table-cell>
          <table:table-cell table:style-name="Default" office:value-type="string">
            <text:p>архите\ктор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koszykówka</text:p>
          </table:table-cell>
          <table:table-cell table:style-name="Default" office:value-type="string">
            <text:p>баслетбо\л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ieża</text:p>
          </table:table-cell>
          <table:table-cell table:style-name="Default" office:value-type="string">
            <text:p>ба\шня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rozmowa</text:p>
          </table:table-cell>
          <table:table-cell table:style-name="Default" office:value-type="string">
            <text:p>бесе\да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brać</text:p>
          </table:table-cell>
          <table:table-cell table:style-name="Default" office:value-type="string">
            <text:p>брать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rzucić</text:p>
          </table:table-cell>
          <table:table-cell table:style-name="Default" office:value-type="string">
            <text:p>бро\сить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Rzucam pracę.</text:p>
          </table:table-cell>
          <table:table-cell table:style-name="Default" office:value-type="string">
            <text:p>Я брасо\шу работу.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apier</text:p>
          </table:table-cell>
          <table:table-cell table:style-name="Default" office:value-type="string">
            <text:p>бумага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szybko</text:p>
          </table:table-cell>
          <table:table-cell table:style-name="Default" office:value-type="string">
            <text:p>бы\стро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szybki</text:p>
          </table:table-cell>
          <table:table-cell table:style-name="Default" office:value-type="string">
            <text:p>быстрый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zień dobry!</text:p>
          </table:table-cell>
          <table:table-cell table:style-name="Default" office:value-type="string">
            <text:p>Здра\вствуйте!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o widzenia!</text:p>
          </table:table-cell>
          <table:table-cell table:style-name="Default" office:value-type="string">
            <text:p>До свида\ния!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rzepraszam!</text:p>
          </table:table-cell>
          <table:table-cell table:style-name="Default" office:value-type="string">
            <text:p>Прости\те!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gubiłem się.</text:p>
          </table:table-cell>
          <table:table-cell table:style-name="Default" office:value-type="string">
            <text:p>Я заблуди\лся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iestety, nie mówię po rosyjsku.</text:p>
          </table:table-cell>
          <table:table-cell table:style-name="Default" office:value-type="string">
            <text:p>К сожале\нию, я не говорю\ по-ру\сский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roszę mówić wolniej.</text:p>
          </table:table-cell>
          <table:table-cell table:style-name="Default" office:value-type="string">
            <text:p>Говори\те, пожа\луйста, медленнее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Ile to kosztuje?</text:p>
          </table:table-cell>
          <table:table-cell table:style-name="Default" office:value-type="string">
            <text:p>Ско\лько э\то сто\ит?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Ile płacę?</text:p>
          </table:table-cell>
          <table:table-cell table:style-name="Default" office:value-type="string">
            <text:p>Ско\лько с меня\?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Jestem cudzoziemcem.</text:p>
          </table:table-cell>
          <table:table-cell table:style-name="Default" office:value-type="string">
            <text:p>Я иностра\нец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Mieszkam na ulicy Stalina.</text:p>
          </table:table-cell>
          <table:table-cell table:style-name="Default" office:value-type="string">
            <text:p>Я живу\ на у\лице Сталина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Gdzie znajduje się hostel?</text:p>
          </table:table-cell>
          <table:table-cell table:style-name="Default" office:value-type="string">
            <text:p>Где нахо\дится гости\ница?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 którą stronę mam iść?</text:p>
          </table:table-cell>
          <table:table-cell table:style-name="Default" office:value-type="string">
            <text:p>В каку\ю сто\рону мне ну\жно идти?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ofnąć się.</text:p>
          </table:table-cell>
          <table:table-cell table:style-name="Default" office:value-type="string">
            <text:p>Поверну\ть наза\д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aleko stąd jeszcze na sam szczyt?</text:p>
          </table:table-cell>
          <table:table-cell table:style-name="Default" office:value-type="string">
            <text:p>Далеко\ ли ещё отсю\да до самого верха?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roszę mi pokazać na planie, gdzie ja teraz jestem?</text:p>
          </table:table-cell>
          <table:table-cell table:style-name="Default" office:value-type="string">
            <text:p>Покажи\те мне, пожа\луйста, на пла\ние го\рода, где я сейча\с нахожу\сь?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Jestem głodny.</text:p>
          </table:table-cell>
          <table:table-cell table:style-name="Default" office:value-type="string">
            <text:p>Я голоден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Jestem śpiący.</text:p>
          </table:table-cell>
          <table:table-cell table:style-name="Default" office:value-type="string">
            <text:p>Я хочу\ спать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Jestem zmęczony.</text:p>
          </table:table-cell>
          <table:table-cell table:style-name="Default" office:value-type="string">
            <text:p>Я уста\л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Śpieszę się.</text:p>
          </table:table-cell>
          <table:table-cell table:style-name="Default" office:value-type="string">
            <text:p>Я тороплю\сь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Baw się dobrze!</text:p>
          </table:table-cell>
          <table:table-cell table:style-name="Default" office:value-type="string">
            <text:p>Жела\ю хорошо\ провести\ вре\мя!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Jestem Panu bardzo wdzięczny!</text:p>
          </table:table-cell>
          <table:table-cell table:style-name="Default" office:value-type="string">
            <text:p>Я вам о\чень благода\рен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rzepraszam, że przeszkadzam.</text:p>
          </table:table-cell>
          <table:table-cell table:style-name="Default" office:value-type="string">
            <text:p>Прости\те, что помеша\л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rzykro mi.</text:p>
          </table:table-cell>
          <table:table-cell table:style-name="Default" office:value-type="string">
            <text:p>Мне о\чень жаль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ie szkodzi!</text:p>
          </table:table-cell>
          <table:table-cell table:style-name="Default" office:value-type="string">
            <text:p>Ничего\!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ie ma o czym mówić.</text:p>
          </table:table-cell>
          <table:table-cell table:style-name="Default" office:value-type="string">
            <text:p>Не\ о чем говори\ть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Może wybierzemy się na wycieczkę?</text:p>
          </table:table-cell>
          <table:table-cell table:style-name="Default" office:value-type="string">
            <text:p>Пойдёмте на экску\рсию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Mam do pana prośbę.</text:p>
          </table:table-cell>
          <table:table-cell table:style-name="Default" office:value-type="string">
            <text:p>У меня\ к вам про\сьба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an pozwoli, że przejdę.</text:p>
          </table:table-cell>
          <table:table-cell table:style-name="Default" office:value-type="string">
            <text:p>Разреши\те пройти\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roszę poprosić ją do telefonu.</text:p>
          </table:table-cell>
          <table:table-cell table:style-name="Default" office:value-type="string">
            <text:p>Попроси\те её к телефо\ну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Jak się idzie na dworzec?</text:p>
          </table:table-cell>
          <table:table-cell table:style-name="Default" office:value-type="string">
            <text:p>Как пройти\ к вокза\лу?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Bardzo chętnie.</text:p>
          </table:table-cell>
          <table:table-cell table:style-name="Default" office:value-type="string">
            <text:p>Охо\тно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ie mam nic przeciwko temu.</text:p>
          </table:table-cell>
          <table:table-cell table:style-name="Default" office:value-type="string">
            <text:p>Я не про\тив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goda!</text:p>
          </table:table-cell>
          <table:table-cell table:style-name="Default" office:value-type="string">
            <text:p>Идёт!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obra!</text:p>
          </table:table-cell>
          <table:table-cell table:style-name="Default" office:value-type="string">
            <text:p>Ла\дно!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ie mam ochoty.</text:p>
          </table:table-cell>
          <table:table-cell table:style-name="Default" office:value-type="string">
            <text:p>Мне не хо\чется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To niemożliwe.</text:p>
          </table:table-cell>
          <table:table-cell table:style-name="Default" office:value-type="string">
            <text:p>Э\то невозмо\жно.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Сzy panu się tu podoba?</text:p>
          </table:table-cell>
          <table:table-cell table:style-name="Default" office:value-type="string">
            <text:p>Нра\вится ли вам здесь?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zyja to walizka?</text:p>
          </table:table-cell>
          <table:table-cell table:style-name="Default" office:value-type="string">
            <text:p>Чей э\то чемодан?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zyje to rzeczy?</text:p>
          </table:table-cell>
          <table:table-cell table:style-name="Default" office:value-type="string">
            <text:p>Чьи э\то ве\щи?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Jak ci się udała podróż?</text:p>
          </table:table-cell>
          <table:table-cell table:style-name="Default" office:value-type="string">
            <text:p>Как ты дое\хал?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Jak się masz?</text:p>
          </table:table-cell>
          <table:table-cell table:style-name="Default" office:value-type="string">
            <text:p>Как пожыва\ешь?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zyżby?</text:p>
          </table:table-cell>
          <table:table-cell table:style-name="Default" office:value-type="string">
            <text:p>Ра\зве?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Którędy?</text:p>
          </table:table-cell>
          <table:table-cell table:style-name="Default" office:value-type="string">
            <text:p>По како\й доро\ге?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jedna druga</text:p>
          </table:table-cell>
          <table:table-cell table:style-name="Default" office:value-type="string">
            <text:p>одна\ втора\я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kwadratowy</text:p>
          </table:table-cell>
          <table:table-cell table:style-name="Default" office:value-type="string">
            <text:p>квадра\тный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krągły</text:p>
          </table:table-cell>
          <table:table-cell table:style-name="Default" office:value-type="string">
            <text:p>кру\глый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odłużny</text:p>
          </table:table-cell>
          <table:table-cell table:style-name="Default" office:value-type="string">
            <text:p>продолгова\тый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trójkątny</text:p>
          </table:table-cell>
          <table:table-cell table:style-name="Default" office:value-type="string">
            <text:p>треуго\льный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ługi</text:p>
          </table:table-cell>
          <table:table-cell table:style-name="Default" office:value-type="string">
            <text:p>дли\нный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krótki</text:p>
          </table:table-cell>
          <table:table-cell table:style-name="Default" office:value-type="string">
            <text:p>коро\ткий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bok</text:p>
          </table:table-cell>
          <table:table-cell table:style-name="Default" office:value-type="string">
            <text:p>сторона\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iężar, waga</text:p>
          </table:table-cell>
          <table:table-cell table:style-name="Default" office:value-type="string">
            <text:p>вес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ługość</text:p>
          </table:table-cell>
          <table:table-cell table:style-name="Default" office:value-type="string">
            <text:p>длина\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 długości</text:p>
          </table:table-cell>
          <table:table-cell table:style-name="Default" office:value-type="string">
            <text:p>длино\й в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głębokość</text:p>
          </table:table-cell>
          <table:table-cell table:style-name="Default" office:value-type="string">
            <text:p>глубина\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 głębokości</text:p>
          </table:table-cell>
          <table:table-cell table:style-name="Default" office:value-type="string">
            <text:p>глубино\й в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ilość</text:p>
          </table:table-cell>
          <table:table-cell table:style-name="Default" office:value-type="string">
            <text:p>коли\чество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bjętość</text:p>
          </table:table-cell>
          <table:table-cell table:style-name="Default" office:value-type="string">
            <text:p>объём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 objętości</text:p>
          </table:table-cell>
          <table:table-cell table:style-name="Default" office:value-type="string">
            <text:p>объёмом в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dległość</text:p>
          </table:table-cell>
          <table:table-cell table:style-name="Default" office:value-type="string">
            <text:p>расстоя\ние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 odległości</text:p>
          </table:table-cell>
          <table:table-cell table:style-name="Default" office:value-type="string">
            <text:p>на расстоя\нии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owierzchnia</text:p>
          </table:table-cell>
          <table:table-cell table:style-name="Default" office:value-type="string">
            <text:p>пове\рхность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rozmiar</text:p>
          </table:table-cell>
          <table:table-cell table:style-name="Default" office:value-type="string">
            <text:p>размер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szerokość</text:p>
          </table:table-cell>
          <table:table-cell table:style-name="Default" office:value-type="string">
            <text:p>ширина\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 wadze</text:p>
          </table:table-cell>
          <table:table-cell table:style-name="Default" office:value-type="string">
            <text:p>ве\сом в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ysokość</text:p>
          </table:table-cell>
          <table:table-cell table:style-name="Default" office:value-type="string">
            <text:p>высота\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 wysokości</text:p>
          </table:table-cell>
          <table:table-cell table:style-name="Default" office:value-type="string">
            <text:p>высото\й в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2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butelka</text:p>
          </table:table-cell>
          <table:table-cell table:style-name="Default" office:value-type="string">
            <text:p>буты\лка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2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karton, pudełko</text:p>
          </table:table-cell>
          <table:table-cell table:style-name="Default" office:value-type="string">
            <text:p>коро\бка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2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kawałek</text:p>
          </table:table-cell>
          <table:table-cell table:style-name="Default" office:value-type="string">
            <text:p>кусо\к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2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kostka cukru</text:p>
          </table:table-cell>
          <table:table-cell table:style-name="Default" office:value-type="string">
            <text:p>кусо\к са\хара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2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kostka masła</text:p>
          </table:table-cell>
          <table:table-cell table:style-name="Default" office:value-type="string">
            <text:p>па\чка ма\сла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2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łyżeczka do herbaty</text:p>
          </table:table-cell>
          <table:table-cell table:style-name="Default" office:value-type="string">
            <text:p>ча\йная ло\жка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2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łyżka</text:p>
          </table:table-cell>
          <table:table-cell table:style-name="Default" office:value-type="string">
            <text:p>ло\жка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2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pakowanie</text:p>
          </table:table-cell>
          <table:table-cell table:style-name="Default" office:value-type="string">
            <text:p>паке\т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2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aczka</text:p>
          </table:table-cell>
          <table:table-cell table:style-name="Default" office:value-type="string">
            <text:p>па\чка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2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laster</text:p>
          </table:table-cell>
          <table:table-cell table:style-name="Default" office:value-type="string">
            <text:p>ло\мтик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2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ojemnik</text:p>
          </table:table-cell>
          <table:table-cell table:style-name="Default" office:value-type="string">
            <text:p>конте\нер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2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uszka</text:p>
          </table:table-cell>
          <table:table-cell table:style-name="Default" office:value-type="string">
            <text:p>ба\нка</text:p>
          </table:table-cell>
          <table:table-cell office:value-type="string">
            <text:p>Phras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2" table:number-rows-repeated="10482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-EXPORT" table:style-name="ta1" table:print="false"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5" table:default-cell-style-name="ce6"/>
        <table:table-column table:style-name="co5" table:number-columns-repeated="1017" table:default-cell-style-name="Default"/>
        <table:table-row table:style-name="ro1">
          <table:table-cell table:style-name="ce5" office:value-type="string">
            <text:p>lang1</text:p>
          </table:table-cell>
          <table:table-cell table:style-name="ce5" office:value-type="string">
            <text:p>lang2</text:p>
          </table:table-cell>
          <table:table-cell table:style-name="ce5" office:value-type="string">
            <text:p>lang1_text</text:p>
          </table:table-cell>
          <table:table-cell table:style-name="ce5" office:value-type="string">
            <text:p>lang2_text</text:p>
          </table:table-cell>
          <table:table-cell table:style-name="ce6" office:value-type="string">
            <text:p>label</text:p>
          </table:table-cell>
          <table:table-cell table:style-name="ce5" office:value-type="string">
            <text:p>in_revision</text:p>
          </table:table-cell>
          <table:table-cell table:style-name="ce8" table:number-columns-repeated="1017"/>
        </table:table-row>
        <table:table-row table:style-name="ro1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/>
          <table:table-cell office:value-type="string">
            <text:p>(народы) бы\ли всегда изве\стны свои\ми тради\циами.</text:p>
          </table:table-cell>
          <table:table-cell table:style-name="ce6"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style-name="ce6" table:number-columns-repeated="2"/>
          <table:table-cell/>
          <table:table-cell office:value-type="string">
            <text:p>лишь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/>
          <table:table-cell office:value-type="string">
            <text:p>как по поря\дку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Przeprowadzili się do nowego mieszkania.</text:p>
          </table:table-cell>
          <table:table-cell office:value-type="string">
            <text:p>Они пересели\лись на но\вую квапти\ру.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Sjerioża dzwonił do mnie wczoraj, ale nie zdążył wiele powiedzieć.</text:p>
          </table:table-cell>
          <table:table-cell office:value-type="string">
            <text:p>Серёжа звони\л мне вчера\, но не успе\л мно\го сказа\ть.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Tania nie może się nim nacieszyć.</text:p>
          </table:table-cell>
          <table:table-cell office:value-type="string">
            <text:p>Таня ника\к не нара\дуется ею.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o powierzchni około 12 metrów</text:p>
          </table:table-cell>
          <table:table-cell office:value-type="string">
            <text:p>пло\щадью в двена\дцать ме\тров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Nieźle.</text:p>
          </table:table-cell>
          <table:table-cell office:value-type="string">
            <text:p>Ничего себе\.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Szczerze mówiąc, …</text:p>
          </table:table-cell>
          <table:table-cell office:value-type="string">
            <text:p>Че\стно говоря\, …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Z przyjemnością.</text:p>
          </table:table-cell>
          <table:table-cell office:value-type="string">
            <text:p>С удово\льствием.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Zgłupieć z tobą!</text:p>
          </table:table-cell>
          <table:table-cell office:value-type="string">
            <text:p>Оболде\ть с тобо\й!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Ciekawe, co takiego?</text:p>
          </table:table-cell>
          <table:table-cell office:value-type="string">
            <text:p>Интере\сно что такое? А?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No i jak?</text:p>
          </table:table-cell>
          <table:table-cell office:value-type="string">
            <text:p>Ну и как?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le dziwak!</text:p>
          </table:table-cell>
          <table:table-cell office:value-type="string">
            <text:p>Вот чудак!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No, owszem, masz rację.</text:p>
          </table:table-cell>
          <table:table-cell office:value-type="string">
            <text:p>Ты пожа\луй, прав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Это мой тебе\ сове\т.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xport (current)" table:style-name="ta1" table:print="false">
        <table:table-column table:style-name="co10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5" table:default-cell-style-name="ce6"/>
        <table:table-column table:style-name="co5" table:number-columns-repeated="1017" table:default-cell-style-name="Default"/>
        <table:table-row table:style-name="ro1">
          <table:table-cell table:style-name="ce5" office:value-type="string">
            <text:p>lang1</text:p>
          </table:table-cell>
          <table:table-cell table:style-name="ce5" office:value-type="string">
            <text:p>lang2</text:p>
          </table:table-cell>
          <table:table-cell table:style-name="ce5" office:value-type="string">
            <text:p>lang1_text</text:p>
          </table:table-cell>
          <table:table-cell table:style-name="ce5" office:value-type="string">
            <text:p>lang2_text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in_revision</text:p>
          </table:table-cell>
          <table:table-cell table:style-name="ce8" table:number-columns-repeated="1017"/>
        </table:table-row>
        <table:table-row table:style-name="ro2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butelka</text:p>
          </table:table-cell>
          <table:table-cell office:value-type="string">
            <text:p>буты\лка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karton, pudełko</text:p>
          </table:table-cell>
          <table:table-cell office:value-type="string">
            <text:p>коро\бка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kawałek</text:p>
          </table:table-cell>
          <table:table-cell office:value-type="string">
            <text:p>кусо\к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kostka cukru</text:p>
          </table:table-cell>
          <table:table-cell office:value-type="string">
            <text:p>кусо\к са\хара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kostka masła</text:p>
          </table:table-cell>
          <table:table-cell office:value-type="string">
            <text:p>па\чка ма\сла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łyżeczka do herbaty</text:p>
          </table:table-cell>
          <table:table-cell office:value-type="string">
            <text:p>ча\йная ло\жка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łyżka</text:p>
          </table:table-cell>
          <table:table-cell office:value-type="string">
            <text:p>ло\жка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opakowanie</text:p>
          </table:table-cell>
          <table:table-cell office:value-type="string">
            <text:p>паке\т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paczka</text:p>
          </table:table-cell>
          <table:table-cell office:value-type="string">
            <text:p>па\чка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plaster</text:p>
          </table:table-cell>
          <table:table-cell office:value-type="string">
            <text:p>ло\мтик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pojemnik</text:p>
          </table:table-cell>
          <table:table-cell office:value-type="string">
            <text:p>конте\нер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puszka</text:p>
          </table:table-cell>
          <table:table-cell office:value-type="string">
            <text:p>ба\нка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2" table:number-rows-repeated="5"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table:style-name="ce6" table:number-columns-repeated="2"/>
          <table:table-cell table:number-columns-repeated="2"/>
          <table:table-cell table:style-name="ce6"/>
          <table:table-cell table:number-columns-repeated="1018"/>
        </table:table-row>
        <table:table-row table:style-name="ro2" table:number-rows-repeated="1048556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3.03.2014</text:date>, <text:time>21:25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14:24:15.41</meta:creation-date>
    <meta:generator>OpenOffice.org/3.4.1$Win32 OpenOffice.org_project/341m1$Build-9593</meta:generator>
    <dc:date>2014-03-03T21:25:00.65</dc:date>
    <meta:editing-duration>P1DT8H11M37S</meta:editing-duration>
    <meta:editing-cycles>177</meta:editing-cycles>
    <meta:document-statistic meta:table-count="4" meta:cell-count="2281" meta:object-count="0"/>
  </office:meta>
</office:document-meta>
</file>